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1pt" style:font-size-asian="9.60000038146973pt" style:font-size-complex="11pt"/>
    </style:style>
    <style:style style:name="T1" style:family="text">
      <style:text-properties officeooo:rsid="00084e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love to work on a quality product or project with proper git workflow, code review, and unit tests.</text:p>
      <text:p text:style-name="P1"/>
      <text:p text:style-name="P1">As a web developer, I enjoy programming and solving problems. I mostly use Go and JavaScript. I can do front-end but I love develop my back-end skill because there's always something new to learn, like networking, protocols, security, dealing with distributed systems and databases, setting up a robust testing pipeline, and working with third-party integrations and cloud services. During the 6 years of my web development career, I've been involved in some large projects like ETCC E470 or Halliburton Baroid, but most of them were small projects and startups where I had the chance to build things from the ground up and participate in the whole development process.</text:p>
      <text:p text:style-name="P1"/>
      <text:p text:style-name="P1">Values that I will bring:</text:p>
      <text:p text:style-name="P1"/>
      <text:p text:style-name="P1">- Good sense of responsibility.</text:p>
      <text:p text:style-name="P1">- When in doubt, I always directly ask questions and clarify with others. I'm open to feedback and welcome criticism.</text:p>
      <text:p text:style-name="P1">- I am good at analyzing problems, reading documentation, and searching for solutions. I always try to find the best ways to save costs and improve profitability for my clients.</text:p>
      <text:p text:style-name="P1">- I have a strong grasp of core programming techniques as well as data structures and algorithms. I have a robust mental model for debugging and writing code.</text:p>
      <text:p text:style-name="P1">- And I am very intimate with all aspects of backend development and all the nuances of the Go and JavaScript languages. I am very familiar with complex code bases, distributed systems, and third-party integrations.</text:p>
      <text:p text:style-name="P1">- I focus on team objectives. I have a win-win mentality.</text:p>
      <text:p text:style-name="P1">- I love to learn from other people and to constantly improve myself.</text:p>
      <text:p text:style-name="P1"/>
      <text:p text:style-name="P1">My favorite work:</text:p>
      <text:p text:style-name="P1"/>
      <text:p text:style-name="P1">It was a remote international team at Dropezy, a quick commerce app that allows customers to quickly buy necessities like food, vegetables, water, toiletries, etc., applies discounts with a seamless payment process, guaranteed delivery in under 15 minutes, no matter where they are located in supported cities. Our code base is entirely in Go and Flutter. We use GRPC with Protobuf for communication, HTTP callbacks for third-party integrations, and Docker Compose for local development. I'm fortunate to join in very early in the development process, and I'm also fortunate to be a part of the first production release. My work there focuses mostly on the inventory-order-payment-delivery pipeline, delivery services integration, research on geolocation optimization, writing unit tests to ensure proper coverage, and lastly optimizing MongoDB aggregation pipeli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8:23:01.918666886</meta:creation-date>
    <dc:date>2024-02-05T13:28:07.790708882</dc:date>
    <meta:editing-duration>PT2M26S</meta:editing-duration>
    <meta:editing-cycles>2</meta:editing-cycles>
    <meta:generator>LibreOffice/7.6.4.1$Linux_X86_64 LibreOffice_project/60$Build-1</meta:generator>
    <meta:document-statistic meta:table-count="0" meta:image-count="0" meta:object-count="0" meta:page-count="1" meta:paragraph-count="12" meta:word-count="404" meta:character-count="2503" meta:non-whitespace-character-count="2111"/>
  </office:meta>
</office:document-meta>
</file>